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officeooo:paragraph-rsid="000e1c3f"/>
    </style:style>
    <style:style style:name="P3" style:family="paragraph" style:parent-style-name="Standard">
      <style:paragraph-properties style:writing-mode="lr-tb"/>
      <style:text-properties officeooo:paragraph-rsid="0010b5b9"/>
    </style:style>
    <style:style style:name="P4" style:family="paragraph" style:parent-style-name="Standard">
      <style:text-properties officeooo:rsid="00131e2d" officeooo:paragraph-rsid="00131e2d"/>
    </style:style>
    <style:style style:name="P5" style:family="paragraph" style:parent-style-name="Standard">
      <style:paragraph-properties style:writing-mode="lr-tb"/>
      <style:text-properties style:font-name="sans-serif" fo:font-size="12pt" officeooo:rsid="000e1c3f"/>
    </style:style>
    <style:style style:name="P6" style:family="paragraph" style:parent-style-name="Standard">
      <style:paragraph-properties style:writing-mode="lr-tb"/>
      <style:text-properties style:font-name="sans-serif" fo:font-size="12pt"/>
    </style:style>
    <style:style style:name="P7" style:family="paragraph" style:parent-style-name="Standard">
      <style:paragraph-properties style:writing-mode="lr-tb"/>
      <style:text-properties style:font-name="sans-serif" fo:font-size="12pt" officeooo:paragraph-rsid="000e1c3f"/>
    </style:style>
    <style:style style:name="T1" style:family="text">
      <style:text-properties style:font-name="sans-serif" fo:font-size="12pt"/>
    </style:style>
    <style:style style:name="T2" style:family="text">
      <style:text-properties style:font-name="sans-serif" fo:font-size="12pt" officeooo:rsid="000e1c3f"/>
    </style:style>
    <style:style style:name="T3" style:family="text">
      <style:text-properties style:font-name="sans-serif" fo:font-size="12pt" officeooo:rsid="0012ee11"/>
    </style:style>
    <style:style style:name="T4" style:family="text">
      <style:text-properties style:font-name="sans-serif" fo:font-size="7.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page94R_mcid2"/><text:span text:style-name="T1">The internal registers and memory of the</text:span> <text:span text:style-name="T1">MPU-9250</text:span> <text:span text:style-name="T1">can be accessed using either I</text:span><text:span text:style-name="T4">2</text:span><text:span text:style-name="T1">C at</text:span> <text:span text:style-name="T1">400 kHz</text:span> <text:span text:style-name="T1">or SPI at 1MHz. SPI operates in four-wire</text:span> <text:span text:style-name="T1">mode. </text:span><text:bookmark text:name="page22R_mcid8"/><text:span text:style-name="T2">For<text:line-break/>applications requiring faster communications, the sensor and interrupt registers may be read using SPI at 20MHz. Due the to importance of low latency gyro signals, SPI was chosen.</text:span></text:p>
      <text:p text:style-name="P1"><text:a xlink:type="simple" xlink:href="https://invensense.tdk.com/wp-content/uploads/2015/02/PS-MPU-9250A-01-v1.1.pdf" text:style-name="Internet_20_link" text:visited-style-name="Visited_20_Internet_20_Link"><text:span text:style-name="T2"/></text:a></text:p>
      <text:p text:style-name="P1"><text:a xlink:type="simple" xlink:href="https://invensense.tdk.com/wp-content/uploads/2015/02/PS-MPU-9250A-01-v1.1.pdf" text:style-name="Internet_20_link" text:visited-style-name="Visited_20_Internet_20_Link"><text:span text:style-name="T2">https://invensense.tdk.com/wp-content/uploads/2015/02/PS-MPU-9250A-01-v1.1.pdf</text:span></text:a></text:p>
      <text:p text:style-name="P5"/>
      <text:p text:style-name="P6"/>
      <text:p text:style-name="P2"><text:bookmark text:name="page94R_mcid36"/><text:span text:style-name="T1">To prevent switching into I</text:span><text:span text:style-name="T4">2</text:span><text:span text:style-name="T1">C mode when using</text:span> <text:span text:style-name="T1">SPI, the I</text:span><text:span text:style-name="T4">2</text:span><text:span text:style-name="T1">C interface should be disabled by setting the I2C_IF_DIS</text:span> <text:span text:style-name="T1">configuration bit.</text:span> <text:span text:style-name="T1">Setting this bit</text:span> <text:span text:style-name="T1">should be performed immediately after waiting</text:span> <text:span text:style-name="T1">for</text:span> <text:span text:style-name="T1">the time specified by the “Start-Up Time for Register Read/Write” in Section 6.3. For further information regarding the</text:span> <text:span text:style-name="T1">I2C_IF_DIS</text:span> <text:span text:style-name="T1">bit, please refer to the</text:span> <text:span text:style-name="T1">MPU-9250</text:span> <text:span text:style-name="T1">Register Map and Register</text:span><text:line-break/><text:span text:style-name="T1">Descriptions document.</text:span></text:p>
      <text:p text:style-name="P7"/>
      <text:p text:style-name="P2"><text:span text:style-name="T3">[4]<text:tab/></text:span><text:span text:style-name="T1">Serial Clock output (SCLK), </text:span></text:p>
      <text:p text:style-name="P2"><text:span text:style-name="T3">[5]<text:tab/></text:span><text:span text:style-name="T1">Serial Data Output (SDO) </text:span></text:p>
      <text:p text:style-name="P2"><text:span text:style-name="T3">[6]<text:tab/></text:span><text:span text:style-name="T1">Serial Data Input (SDI) <text:s/></text:span></text:p>
      <text:p text:style-name="P2"><text:span text:style-name="T3">[7]<text:tab/></text:span><text:span text:style-name="T1">Chip Select (CS)</text:span></text:p>
      <text:p text:style-name="P7"/>
      <text:p text:style-name="P2"><text:a xlink:type="simple" xlink:href="https://github.com/kriswiner/MPU6050/wiki/Affordable-9-DoF-Sensor-Fusion" text:style-name="Internet_20_link" text:visited-style-name="Visited_20_Internet_20_Link">https://github.com/kriswiner/MPU6050/wiki/Affordable-9-DoF-Sensor-Fusion</text:a></text:p>
      <text:p text:style-name="P2">In 2010 Sebastian Madgwick <text:a xlink:type="simple" xlink:href="http://www.x-io.co.uk/category/open-source/" text:style-name="Internet_20_link" text:visited-style-name="Visited_20_Internet_20_Link">developed</text:a> simple 6 DoF IMU and 9 DoF MARG (Magnetic, Angular Rate, Gravity) sensor fusion algorithms optimized for high filter update rates on small microcontrollers. They are capable of matching the performance of the proprietary filters in the Invensense DMP in terms of accuracy and filter update rates, and allow full 9 DoF sensor fusion that the DMP cannot do as of yet.</text:p>
      <text:p text:style-name="P2"/>
      <text:p text:style-name="P2"/>
      <text:p text:style-name="P4"/>
      <text:p text:style-name="P4"/>
      <text:p text:style-name="P4">#include "MPU9250.h"</text:p>
      <text:p text:style-name="P4"/>
      <text:p text:style-name="P4">// an MPU9250 object with the MPU-9250 sensor on SPI bus 0 and chip select pin 10</text:p>
      <text:p text:style-name="P4">MPU9250 IMU(SPI,10);</text:p>
      <text:p text:style-name="P4">int status;</text:p>
      <text:p text:style-name="P4"/>
      <text:p text:style-name="P4">void setup() {</text:p>
      <text:p text:style-name="P4"><text:s text:c="2"/>// serial to display data</text:p>
      <text:p text:style-name="P4"><text:s text:c="2"/>Serial.begin(115200);</text:p>
      <text:p text:style-name="P4"><text:s text:c="2"/>while(!Serial) {}</text:p>
      <text:p text:style-name="P4"/>
      <text:p text:style-name="P4"><text:s text:c="2"/>// start communication with IMU </text:p>
      <text:p text:style-name="P4"><text:s text:c="2"/>status = IMU.begin();</text:p>
      <text:p text:style-name="P4"><text:s text:c="2"/>if (status &lt; 0) {</text:p>
      <text:p text:style-name="P4"><text:s text:c="4"/>Serial.println("IMU initialization unsuccessful");</text:p>
      <text:p text:style-name="P4"><text:s text:c="4"/>Serial.println("Check IMU wiring or try cycling power");</text:p>
      <text:p text:style-name="P4"><text:s text:c="4"/>Serial.print("Status: ");</text:p>
      <text:p text:style-name="P4"><text:s text:c="4"/>Serial.println(status);</text:p>
      <text:p text:style-name="P4"><text:s text:c="4"/>while(1) {}</text:p>
      <text:p text:style-name="P4"><text:s text:c="2"/>}</text:p>
      <text:p text:style-name="P4"><text:soft-page-break/><text:s text:c="2"/>// setting DLPF bandwidth to 20 Hz</text:p>
      <text:p text:style-name="P4"><text:s text:c="2"/>IMU.setDlpfBandwidth(MPU9250::DLPF_BANDWIDTH_20HZ);</text:p>
      <text:p text:style-name="P4"><text:s text:c="2"/>// setting SRD to 19 for a 50 Hz update rate</text:p>
      <text:p text:style-name="P4"><text:s text:c="2"/>IMU.setSrd(19);</text:p>
      <text:p text:style-name="P4"><text:s text:c="2"/>// enabling the data ready interrupt</text:p>
      <text:p text:style-name="P4"><text:s text:c="2"/>IMU.enableDataReadyInterrupt();</text:p>
      <text:p text:style-name="P4"><text:s text:c="2"/>// attaching the interrupt to microcontroller pin 1</text:p>
      <text:p text:style-name="P4"><text:s text:c="2"/>pinMode(1,INPUT);</text:p>
      <text:p text:style-name="P4"><text:s text:c="2"/>attachInterrupt(1,getIMU,RISING);</text:p>
      <text:p text:style-name="P4">}</text:p>
      <text:p text:style-name="P4"/>
      <text:p text:style-name="P4">void loop() {}</text:p>
      <text:p text:style-name="P4"/>
      <text:p text:style-name="P4">void getIMU(){ </text:p>
      <text:p text:style-name="P4"><text:s text:c="2"/>// read the sensor</text:p>
      <text:p text:style-name="P4"><text:s text:c="2"/>IMU.readSensor();</text:p>
      <text:p text:style-name="P4"><text:s text:c="2"/>// display the data</text:p>
      <text:p text:style-name="P4"><text:s text:c="2"/>Serial.print(IMU.getAccelX_mss(),6);</text:p>
      <text:p text:style-name="P4"><text:s text:c="2"/>Serial.print("\t");</text:p>
      <text:p text:style-name="P4"><text:s text:c="2"/>Serial.print(IMU.getAccelY_mss(),6);</text:p>
      <text:p text:style-name="P4"><text:s text:c="2"/>Serial.print("\t");</text:p>
      <text:p text:style-name="P4"><text:s text:c="2"/>Serial.print(IMU.getAccelZ_mss(),6);</text:p>
      <text:p text:style-name="P4"><text:s text:c="2"/>Serial.print("\t");</text:p>
      <text:p text:style-name="P4"><text:s text:c="2"/>Serial.print(IMU.getGyroX_rads(),6);</text:p>
      <text:p text:style-name="P4"><text:s text:c="2"/>Serial.print("\t");</text:p>
      <text:p text:style-name="P4"><text:s text:c="2"/>Serial.print(IMU.getGyroY_rads(),6);</text:p>
      <text:p text:style-name="P4"><text:s text:c="2"/>Serial.print("\t");</text:p>
      <text:p text:style-name="P4"><text:s text:c="2"/>Serial.print(IMU.getGyroZ_rads(),6);</text:p>
      <text:p text:style-name="P4"><text:s text:c="2"/>Serial.print("\t");</text:p>
      <text:p text:style-name="P4"><text:s text:c="2"/>Serial.print(IMU.getMagX_uT(),6);</text:p>
      <text:p text:style-name="P4"><text:s text:c="2"/>Serial.print("\t");</text:p>
      <text:p text:style-name="P4"><text:s text:c="2"/>Serial.print(IMU.getMagY_uT(),6);</text:p>
      <text:p text:style-name="P4"><text:s text:c="2"/>Serial.print("\t");</text:p>
      <text:p text:style-name="P4"><text:s text:c="2"/>Serial.print(IMU.getMagZ_uT(),6);</text:p>
      <text:p text:style-name="P4"><text:s text:c="2"/>Serial.print("\t");</text:p>
      <text:p text:style-name="P4"><text:s text:c="2"/>Serial.println(IMU.getTemperature_C(),6);</text:p>
      <text:p text:style-name="P4">}</text:p>
      <text:p text:style-name="P4"/>
      <text:p text:style-name="P4">https://electropeak.com/learn/interfacing-mpu9250-spi-i2c-9-axis-gyro-accelerator-magnetometer-module-with-arduin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2T16:15:09.049372013</meta:creation-date>
    <meta:editing-duration>PT2H49M56S</meta:editing-duration>
    <meta:editing-cycles>2</meta:editing-cycles>
    <meta:generator>LibreOffice/7.3.5.2$Linux_X86_64 LibreOffice_project/30$Build-2</meta:generator>
    <dc:date>2022-09-02T19:15:13.549573329</dc:date>
    <meta:document-statistic meta:table-count="0" meta:image-count="0" meta:object-count="0" meta:page-count="2" meta:paragraph-count="62" meta:word-count="341" meta:character-count="2980" meta:non-whitespace-character-count="2599"/>
  </office:meta>
</office:document-meta>
</file>